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7cm" svg:stroke-color="#333333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17cm" svg:stroke-color="#cccccc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17cm" svg:stroke-color="#e6e6e6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solid" draw:fill-color="#b7b7b7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66666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000000" draw:stroke-linejoin="round" svg:stroke-linecap="butt" draw:fill="solid" draw:fill-color="#b7b7b7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17cm" svg:stroke-color="#000000" draw:stroke-linejoin="round" svg:stroke-linecap="butt" draw:fill="solid" draw:fill-color="#d9d9d9" fo:padding-top="0.008cm" fo:padding-bottom="0.008cm" fo:padding-left="0.008cm" fo:padding-right="0.008cm"/>
    </style:style>
    <style:style style:name="gr13" style:family="graphic" style:parent-style-name="standard">
      <style:graphic-properties draw:stroke="solid" svg:stroke-width="0.017cm" svg:stroke-color="#000000" draw:stroke-linejoin="round" svg:stroke-linecap="butt" draw:fill="solid" draw:fill-color="#666666" fo:padding-top="0.008cm" fo:padding-bottom="0.008cm" fo:padding-left="0.008cm" fo:padding-right="0.00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7b7b7"/>
    </style:style>
    <style:style style:name="P4" style:family="paragraph">
      <loext:graphic-properties draw:fill="solid" draw:fill-color="#d9d9d9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66666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style:font-name="Liberation Serif2" fo:font-size="6pt" style:font-size-asian="6pt" style:font-name-complex="Liberation Serif2" style:font-size-complex="6pt"/>
    </style:style>
    <style:style style:name="T2" style:family="text">
      <style:text-properties fo:color="#1a1a1a" style:font-name="Liberation Serif2" fo:font-size="6pt" style:font-size-asian="6pt" style:font-name-complex="Liberation Serif2" style:font-size-complex="6pt"/>
    </style:style>
    <style:style style:name="T3" style:family="text">
      <style:text-properties fo:color="#000000" style:font-name="Liberation Serif2" fo:font-size="6pt" fo:font-weight="bold" style:font-size-asian="6pt" style:font-name-complex="Liberation Serif2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889cm" svg:height="3.809cm" svg:x="0cm" svg:y="0cm" svg:viewBox="0 0 8890 3810" draw:points="0,0 8890,0 8890,3810 0,3810">
          <text:p/>
        </draw:polygon>
        <draw:line draw:style-name="gr2" draw:text-style-name="P2" draw:layer="layout" svg:x1="0.718cm" svg:y1="2.73cm" svg:x2="8.774cm" svg:y2="2.73cm">
          <text:p/>
        </draw:line>
        <draw:line draw:style-name="gr3" draw:text-style-name="P2" draw:layer="layout" svg:x1="0.718cm" svg:y1="2.217cm" svg:x2="8.774cm" svg:y2="2.217cm">
          <text:p/>
        </draw:line>
        <draw:line draw:style-name="gr3" draw:text-style-name="P2" draw:layer="layout" svg:x1="0.718cm" svg:y1="1.714cm" svg:x2="8.774cm" svg:y2="1.714cm">
          <text:p/>
        </draw:line>
        <draw:line draw:style-name="gr3" draw:text-style-name="P2" draw:layer="layout" svg:x1="0.718cm" svg:y1="1.2cm" svg:x2="8.774cm" svg:y2="1.2cm">
          <text:p/>
        </draw:line>
        <draw:line draw:style-name="gr3" draw:text-style-name="P2" draw:layer="layout" svg:x1="0.718cm" svg:y1="0.687cm" svg:x2="8.774cm" svg:y2="0.687cm">
          <text:p/>
        </draw:line>
        <draw:line draw:style-name="gr4" draw:text-style-name="P2" draw:layer="layout" svg:x1="0.718cm" svg:y1="2.56cm" svg:x2="8.774cm" svg:y2="2.56cm">
          <text:p/>
        </draw:line>
        <draw:line draw:style-name="gr4" draw:text-style-name="P2" draw:layer="layout" svg:x1="0.718cm" svg:y1="2.389cm" svg:x2="8.774cm" svg:y2="2.389cm">
          <text:p/>
        </draw:line>
        <draw:line draw:style-name="gr4" draw:text-style-name="P2" draw:layer="layout" svg:x1="0.718cm" svg:y1="2.055cm" svg:x2="8.774cm" svg:y2="2.055cm">
          <text:p/>
        </draw:line>
        <draw:line draw:style-name="gr4" draw:text-style-name="P2" draw:layer="layout" svg:x1="0.718cm" svg:y1="1.884cm" svg:x2="8.774cm" svg:y2="1.884cm">
          <text:p/>
        </draw:line>
        <draw:line draw:style-name="gr4" draw:text-style-name="P2" draw:layer="layout" svg:x1="0.718cm" svg:y1="1.543cm" svg:x2="8.774cm" svg:y2="1.543cm">
          <text:p/>
        </draw:line>
        <draw:line draw:style-name="gr4" draw:text-style-name="P2" draw:layer="layout" svg:x1="0.718cm" svg:y1="1.371cm" svg:x2="8.774cm" svg:y2="1.371cm">
          <text:p/>
        </draw:line>
        <draw:line draw:style-name="gr4" draw:text-style-name="P2" draw:layer="layout" svg:x1="0.718cm" svg:y1="1.03cm" svg:x2="8.774cm" svg:y2="1.03cm">
          <text:p/>
        </draw:line>
        <draw:line draw:style-name="gr4" draw:text-style-name="P2" draw:layer="layout" svg:x1="0.718cm" svg:y1="0.859cm" svg:x2="8.774cm" svg:y2="0.859cm">
          <text:p/>
        </draw:line>
        <draw:line draw:style-name="gr5" draw:text-style-name="P2" draw:layer="layout" svg:x1="0.718cm" svg:y1="2.73cm" svg:x2="0.718cm" svg:y2="0.687cm">
          <text:p/>
        </draw:line>
        <draw:path draw:style-name="gr5" draw:text-style-name="P2" draw:layer="layout" svg:width="0.108cm" svg:height="0.633cm" svg:x="1.038cm" svg:y="2.103cm" svg:viewBox="0 0 109 634" svg:d="M109 634h-109v-618c0-9 12-16 27-16h54c16 0 28 7 28 16z">
          <text:p/>
        </draw:path>
        <draw:path draw:style-name="gr6" draw:text-style-name="P3" draw:layer="layout" svg:width="0.108cm" svg:height="0.633cm" svg:x="1.038cm" svg:y="2.103cm" svg:viewBox="0 0 109 634" svg:d="M109 634h-109v-618c0-9 12-16 27-16h54c16 0 28 7 28 16z">
          <text:p/>
        </draw:path>
        <draw:path draw:style-name="gr5" draw:text-style-name="P2" draw:layer="layout" svg:width="0.109cm" svg:height="1.053cm" svg:x="1.905cm" svg:y="1.683cm" svg:viewBox="0 0 110 1054" svg:d="M110 1054h-110v-1037c0-9 15-17 29-17h55c15 0 26 8 26 17z">
          <text:p/>
        </draw:path>
        <draw:path draw:style-name="gr6" draw:text-style-name="P3" draw:layer="layout" svg:width="0.109cm" svg:height="1.053cm" svg:x="1.905cm" svg:y="1.683cm" svg:viewBox="0 0 110 1054" svg:d="M110 1054h-110v-1037c0-9 15-17 29-17h55c15 0 26 8 26 17z">
          <text:p/>
        </draw:path>
        <draw:path draw:style-name="gr5" draw:text-style-name="P2" draw:layer="layout" svg:width="0.11cm" svg:height="1.266cm" svg:x="2.759cm" svg:y="1.469cm" svg:viewBox="0 0 111 1267" svg:d="M111 1267h-111v-1250c0-9 12-17 29-17h53c15 0 29 8 29 17z">
          <text:p/>
        </draw:path>
        <draw:path draw:style-name="gr6" draw:text-style-name="P3" draw:layer="layout" svg:width="0.11cm" svg:height="1.266cm" svg:x="2.759cm" svg:y="1.469cm" svg:viewBox="0 0 111 1267" svg:d="M111 1267h-111v-1250c0-9 12-17 29-17h53c15 0 29 8 29 17z">
          <text:p/>
        </draw:path>
        <draw:path draw:style-name="gr5" draw:text-style-name="P2" draw:layer="layout" svg:width="0.109cm" svg:height="1.334cm" svg:x="3.628cm" svg:y="1.402cm" svg:viewBox="0 0 110 1335" svg:d="M110 1335h-110v-1318c0-9 11-17 29-17h53c16 0 28 8 28 17z">
          <text:p/>
        </draw:path>
        <draw:path draw:style-name="gr6" draw:text-style-name="P3" draw:layer="layout" svg:width="0.109cm" svg:height="1.334cm" svg:x="3.628cm" svg:y="1.402cm" svg:viewBox="0 0 110 1335" svg:d="M110 1335h-110v-1318c0-9 11-17 29-17h53c16 0 28 8 28 17z">
          <text:p/>
        </draw:path>
        <draw:path draw:style-name="gr5" draw:text-style-name="P2" draw:layer="layout" svg:width="0.108cm" svg:height="1.359cm" svg:x="4.496cm" svg:y="1.376cm" svg:viewBox="0 0 109 1360" svg:d="M109 1360h-109v-1343c0-10 12-17 27-17h54c16 0 28 7 28 17z">
          <text:p/>
        </draw:path>
        <draw:path draw:style-name="gr6" draw:text-style-name="P3" draw:layer="layout" svg:width="0.108cm" svg:height="1.359cm" svg:x="4.496cm" svg:y="1.376cm" svg:viewBox="0 0 109 1360" svg:d="M109 1360h-109v-1343c0-10 12-17 27-17h54c16 0 28 7 28 17z">
          <text:p/>
        </draw:path>
        <draw:path draw:style-name="gr5" draw:text-style-name="P2" draw:layer="layout" svg:width="0.108cm" svg:height="1.368cm" svg:x="5.35cm" svg:y="1.368cm" svg:viewBox="0 0 109 1369" svg:d="M109 1369h-109v-1352c0-9 12-17 27-17h54c15 0 28 8 28 17z">
          <text:p/>
        </draw:path>
        <draw:path draw:style-name="gr6" draw:text-style-name="P3" draw:layer="layout" svg:width="0.108cm" svg:height="1.368cm" svg:x="5.35cm" svg:y="1.368cm" svg:viewBox="0 0 109 1369" svg:d="M109 1369h-109v-1352c0-9 12-17 27-17h54c15 0 28 8 28 17z">
          <text:p/>
        </draw:path>
        <draw:path draw:style-name="gr5" draw:text-style-name="P2" draw:layer="layout" svg:width="0.109cm" svg:height="2.049cm" svg:x="6.217cm" svg:y="0.687cm" svg:viewBox="0 0 110 2050" svg:d="M110 2050h-110v-2033c0-10 12-17 28-17h56c15 0 26 7 26 17z">
          <text:p/>
        </draw:path>
        <draw:path draw:style-name="gr6" draw:text-style-name="P3" draw:layer="layout" svg:width="0.109cm" svg:height="2.049cm" svg:x="6.217cm" svg:y="0.687cm" svg:viewBox="0 0 110 2050" svg:d="M110 2050h-110v-2033c0-10 12-17 28-17h56c15 0 26 7 26 17z">
          <text:p/>
        </draw:path>
        <draw:path draw:style-name="gr5" draw:text-style-name="P2" draw:layer="layout" svg:width="0.109cm" svg:height="2.049cm" svg:x="7.072cm" svg:y="0.687cm" svg:viewBox="0 0 110 2050" svg:d="M110 2050h-110v-2033c0-10 13-17 28-17h56c14 0 26 7 26 17z">
          <text:p/>
        </draw:path>
        <draw:path draw:style-name="gr6" draw:text-style-name="P3" draw:layer="layout" svg:width="0.109cm" svg:height="2.049cm" svg:x="7.072cm" svg:y="0.687cm" svg:viewBox="0 0 110 2050" svg:d="M110 2050h-110v-2033c0-10 13-17 28-17h56c14 0 26 7 26 17z">
          <text:p/>
        </draw:path>
        <draw:path draw:style-name="gr5" draw:text-style-name="P2" draw:layer="layout" svg:width="0.11cm" svg:height="2.049cm" svg:x="7.94cm" svg:y="0.687cm" svg:viewBox="0 0 111 2050" svg:d="M111 2050h-111v-2033c0-10 12-17 28-17h54c15 0 29 7 29 17z">
          <text:p/>
        </draw:path>
        <draw:path draw:style-name="gr6" draw:text-style-name="P3" draw:layer="layout" svg:width="0.11cm" svg:height="2.049cm" svg:x="7.94cm" svg:y="0.687cm" svg:viewBox="0 0 111 2050" svg:d="M111 2050h-111v-2033c0-10 12-17 28-17h54c15 0 29 7 29 17z">
          <text:p/>
        </draw:path>
        <draw:path draw:style-name="gr5" draw:text-style-name="P2" draw:layer="layout" svg:width="0.109cm" svg:height="0.274cm" svg:x="1.172cm" svg:y="2.462cm" svg:viewBox="0 0 110 275" svg:d="M110 275h-110v-258c0-9 13-17 28-17h53c18 0 29 8 29 17z">
          <text:p/>
        </draw:path>
        <draw:path draw:style-name="gr7" draw:text-style-name="P4" draw:layer="layout" svg:width="0.109cm" svg:height="0.274cm" svg:x="1.172cm" svg:y="2.462cm" svg:viewBox="0 0 110 275" svg:d="M110 275h-110v-258c0-9 13-17 28-17h53c18 0 29 8 29 17z">
          <text:p/>
        </draw:path>
        <draw:path draw:style-name="gr5" draw:text-style-name="P2" draw:layer="layout" svg:width="0.11cm" svg:height="0.462cm" svg:x="2.04cm" svg:y="2.274cm" svg:viewBox="0 0 111 463" svg:d="M111 463h-111v-446c0-9 12-17 27-17h54c18 0 30 8 30 17z">
          <text:p/>
        </draw:path>
        <draw:path draw:style-name="gr7" draw:text-style-name="P4" draw:layer="layout" svg:width="0.11cm" svg:height="0.462cm" svg:x="2.04cm" svg:y="2.274cm" svg:viewBox="0 0 111 463" svg:d="M111 463h-111v-446c0-9 12-17 27-17h54c18 0 30 8 30 17z">
          <text:p/>
        </draw:path>
        <draw:path draw:style-name="gr5" draw:text-style-name="P2" draw:layer="layout" svg:width="0.109cm" svg:height="0.864cm" svg:x="2.895cm" svg:y="1.872cm" svg:viewBox="0 0 110 865" svg:d="M110 865h-110v-849c0-9 11-16 26-16h54c15 0 30 7 30 16z">
          <text:p/>
        </draw:path>
        <draw:path draw:style-name="gr7" draw:text-style-name="P4" draw:layer="layout" svg:width="0.109cm" svg:height="0.864cm" svg:x="2.895cm" svg:y="1.872cm" svg:viewBox="0 0 110 865" svg:d="M110 865h-110v-849c0-9 11-16 26-16h54c15 0 30 7 30 16z">
          <text:p/>
        </draw:path>
        <draw:path draw:style-name="gr5" draw:text-style-name="P2" draw:layer="layout" svg:width="0.11cm" svg:height="1.325cm" svg:x="3.763cm" svg:y="1.411cm" svg:viewBox="0 0 111 1326" svg:d="M111 1326h-111v-1309c0-9 12-17 27-17h54c15 0 30 8 30 17z">
          <text:p/>
        </draw:path>
        <draw:path draw:style-name="gr7" draw:text-style-name="P4" draw:layer="layout" svg:width="0.11cm" svg:height="1.325cm" svg:x="3.763cm" svg:y="1.411cm" svg:viewBox="0 0 111 1326" svg:d="M111 1326h-111v-1309c0-9 12-17 27-17h54c15 0 30 8 30 17z">
          <text:p/>
        </draw:path>
        <draw:path draw:style-name="gr5" draw:text-style-name="P2" draw:layer="layout" svg:width="0.109cm" svg:height="1.506cm" svg:x="4.632cm" svg:y="1.23cm" svg:viewBox="0 0 110 1507" svg:d="M110 1507h-110v-1490c0-9 13-17 27-17h55c14 0 28 8 28 17z">
          <text:p/>
        </draw:path>
        <draw:path draw:style-name="gr7" draw:text-style-name="P4" draw:layer="layout" svg:width="0.109cm" svg:height="1.506cm" svg:x="4.632cm" svg:y="1.23cm" svg:viewBox="0 0 110 1507" svg:d="M110 1507h-110v-1490c0-9 13-17 27-17h55c14 0 28 8 28 17z">
          <text:p/>
        </draw:path>
        <draw:path draw:style-name="gr5" draw:text-style-name="P2" draw:layer="layout" svg:width="0.108cm" svg:height="1.599cm" svg:x="5.486cm" svg:y="1.137cm" svg:viewBox="0 0 109 1600" svg:d="M109 1600h-109v-1583c0-9 12-17 27-17h55c15 0 27 8 27 17z">
          <text:p/>
        </draw:path>
        <draw:path draw:style-name="gr7" draw:text-style-name="P4" draw:layer="layout" svg:width="0.108cm" svg:height="1.599cm" svg:x="5.486cm" svg:y="1.137cm" svg:viewBox="0 0 109 1600" svg:d="M109 1600h-109v-1583c0-9 12-17 27-17h55c15 0 27 8 27 17z">
          <text:p/>
        </draw:path>
        <draw:path draw:style-name="gr5" draw:text-style-name="P2" draw:layer="layout" svg:width="0.109cm" svg:height="1.736cm" svg:x="6.353cm" svg:y="0.999cm" svg:viewBox="0 0 110 1737" svg:d="M110 1737h-110v-1720c0-9 14-17 29-17h55c15 0 26 8 26 17z">
          <text:p/>
        </draw:path>
        <draw:path draw:style-name="gr7" draw:text-style-name="P4" draw:layer="layout" svg:width="0.109cm" svg:height="1.736cm" svg:x="6.353cm" svg:y="0.999cm" svg:viewBox="0 0 110 1737" svg:d="M110 1737h-110v-1720c0-9 14-17 29-17h55c15 0 26 8 26 17z">
          <text:p/>
        </draw:path>
        <draw:path draw:style-name="gr5" draw:text-style-name="P2" draw:layer="layout" svg:width="0.109cm" svg:height="1.736cm" svg:x="7.207cm" svg:y="0.999cm" svg:viewBox="0 0 110 1737" svg:d="M110 1737h-110v-1720c0-9 12-17 28-17h54c16 0 28 8 28 17z">
          <text:p/>
        </draw:path>
        <draw:path draw:style-name="gr7" draw:text-style-name="P4" draw:layer="layout" svg:width="0.109cm" svg:height="1.736cm" svg:x="7.207cm" svg:y="0.999cm" svg:viewBox="0 0 110 1737" svg:d="M110 1737h-110v-1720c0-9 12-17 28-17h54c16 0 28 8 28 17z">
          <text:p/>
        </draw:path>
        <draw:path draw:style-name="gr5" draw:text-style-name="P2" draw:layer="layout" svg:width="0.109cm" svg:height="1.736cm" svg:x="8.076cm" svg:y="0.999cm" svg:viewBox="0 0 110 1737" svg:d="M110 1737h-110v-1720c0-9 11-17 26-17h55c15 0 29 8 29 17z">
          <text:p/>
        </draw:path>
        <draw:path draw:style-name="gr7" draw:text-style-name="P4" draw:layer="layout" svg:width="0.109cm" svg:height="1.736cm" svg:x="8.076cm" svg:y="0.999cm" svg:viewBox="0 0 110 1737" svg:d="M110 1737h-110v-1720c0-9 11-17 26-17h55c15 0 29 8 29 17z">
          <text:p/>
        </draw:path>
        <draw:path draw:style-name="gr5" draw:text-style-name="P2" draw:layer="layout" svg:width="0.108cm" svg:height="1.146cm" svg:x="1.309cm" svg:y="1.59cm" svg:viewBox="0 0 109 1147" svg:d="M109 1147h-109v-1130c0-9 12-17 27-17h56c14 0 26 8 26 17z">
          <text:p/>
        </draw:path>
        <draw:path draw:style-name="gr8" draw:text-style-name="P5" draw:layer="layout" svg:width="0.108cm" svg:height="1.146cm" svg:x="1.309cm" svg:y="1.59cm" svg:viewBox="0 0 109 1147" svg:d="M109 1147h-109v-1130c0-9 12-17 27-17h56c14 0 26 8 26 17z">
          <text:p/>
        </draw:path>
        <draw:path draw:style-name="gr5" draw:text-style-name="P2" draw:layer="layout" svg:width="0.11cm" svg:height="1.189cm" svg:x="2.176cm" svg:y="1.547cm" svg:viewBox="0 0 111 1190" svg:d="M111 1190h-111v-1173c0-9 12-17 28-17h54c15 0 29 8 29 17z">
          <text:p/>
        </draw:path>
        <draw:path draw:style-name="gr8" draw:text-style-name="P5" draw:layer="layout" svg:width="0.11cm" svg:height="1.189cm" svg:x="2.176cm" svg:y="1.547cm" svg:viewBox="0 0 111 1190" svg:d="M111 1190h-111v-1173c0-9 12-17 28-17h54c15 0 29 8 29 17z">
          <text:p/>
        </draw:path>
        <draw:path draw:style-name="gr5" draw:text-style-name="P2" draw:layer="layout" svg:width="0.11cm" svg:height="1.351cm" svg:x="3.03cm" svg:y="1.385cm" svg:viewBox="0 0 111 1352" svg:d="M111 1352h-111v-1335c0-9 12-17 27-17h57c15 0 27 8 27 17z">
          <text:p/>
        </draw:path>
        <draw:path draw:style-name="gr8" draw:text-style-name="P5" draw:layer="layout" svg:width="0.11cm" svg:height="1.351cm" svg:x="3.03cm" svg:y="1.385cm" svg:viewBox="0 0 111 1352" svg:d="M111 1352h-111v-1335c0-9 12-17 27-17h57c15 0 27 8 27 17z">
          <text:p/>
        </draw:path>
        <draw:path draw:style-name="gr5" draw:text-style-name="P2" draw:layer="layout" svg:width="0.109cm" svg:height="1.368cm" svg:x="3.899cm" svg:y="1.368cm" svg:viewBox="0 0 110 1369" svg:d="M110 1369h-110v-1352c0-9 12-17 26-17h56c15 0 28 8 28 17z">
          <text:p/>
        </draw:path>
        <draw:path draw:style-name="gr8" draw:text-style-name="P5" draw:layer="layout" svg:width="0.109cm" svg:height="1.368cm" svg:x="3.899cm" svg:y="1.368cm" svg:viewBox="0 0 110 1369" svg:d="M110 1369h-110v-1352c0-9 12-17 26-17h56c15 0 28 8 28 17z">
          <text:p/>
        </draw:path>
        <draw:path draw:style-name="gr5" draw:text-style-name="P2" draw:layer="layout" svg:width="0.108cm" svg:height="1.368cm" svg:x="4.767cm" svg:y="1.368cm" svg:viewBox="0 0 109 1369" svg:d="M109 1369h-109v-1352c0-9 12-17 27-17h55c15 0 27 8 27 17z">
          <text:p/>
        </draw:path>
        <draw:path draw:style-name="gr8" draw:text-style-name="P5" draw:layer="layout" svg:width="0.108cm" svg:height="1.368cm" svg:x="4.767cm" svg:y="1.368cm" svg:viewBox="0 0 109 1369" svg:d="M109 1369h-109v-1352c0-9 12-17 27-17h55c15 0 27 8 27 17z">
          <text:p/>
        </draw:path>
        <draw:path draw:style-name="gr5" draw:text-style-name="P2" draw:layer="layout" svg:width="0.109cm" svg:height="1.368cm" svg:x="5.62cm" svg:y="1.368cm" svg:viewBox="0 0 110 1369" svg:d="M110 1369h-110v-1352c0-9 13-17 28-17h53c16 0 29 8 29 17z">
          <text:p/>
        </draw:path>
        <draw:path draw:style-name="gr8" draw:text-style-name="P5" draw:layer="layout" svg:width="0.109cm" svg:height="1.368cm" svg:x="5.62cm" svg:y="1.368cm" svg:viewBox="0 0 110 1369" svg:d="M110 1369h-110v-1352c0-9 13-17 28-17h53c16 0 29 8 29 17z">
          <text:p/>
        </draw:path>
        <draw:path draw:style-name="gr5" draw:text-style-name="P2" draw:layer="layout" svg:width="0.11cm" svg:height="2.049cm" svg:x="6.488cm" svg:y="0.687cm" svg:viewBox="0 0 111 2050" svg:d="M111 2050h-111v-2033c0-10 12-17 28-17h53c17 0 30 7 30 17z">
          <text:p/>
        </draw:path>
        <draw:path draw:style-name="gr8" draw:text-style-name="P5" draw:layer="layout" svg:width="0.11cm" svg:height="2.049cm" svg:x="6.488cm" svg:y="0.687cm" svg:viewBox="0 0 111 2050" svg:d="M111 2050h-111v-2033c0-10 12-17 28-17h53c17 0 30 7 30 17z">
          <text:p/>
        </draw:path>
        <draw:path draw:style-name="gr5" draw:text-style-name="P2" draw:layer="layout" svg:width="0.109cm" svg:height="2.049cm" svg:x="7.343cm" svg:y="0.687cm" svg:viewBox="0 0 110 2050" svg:d="M110 2050h-110v-2033c0-10 13-17 29-17h53c16 0 28 7 28 17z">
          <text:p/>
        </draw:path>
        <draw:path draw:style-name="gr8" draw:text-style-name="P5" draw:layer="layout" svg:width="0.109cm" svg:height="2.049cm" svg:x="7.343cm" svg:y="0.687cm" svg:viewBox="0 0 110 2050" svg:d="M110 2050h-110v-2033c0-10 13-17 29-17h53c16 0 28 7 28 17z">
          <text:p/>
        </draw:path>
        <draw:path draw:style-name="gr5" draw:text-style-name="P2" draw:layer="layout" svg:width="0.11cm" svg:height="2.049cm" svg:x="8.211cm" svg:y="0.687cm" svg:viewBox="0 0 111 2050" svg:d="M111 2050h-111v-2033c0-10 12-17 28-17h54c15 0 29 7 29 17z">
          <text:p/>
        </draw:path>
        <draw:path draw:style-name="gr8" draw:text-style-name="P5" draw:layer="layout" svg:width="0.11cm" svg:height="2.049cm" svg:x="8.211cm" svg:y="0.687cm" svg:viewBox="0 0 111 2050" svg:d="M111 2050h-111v-2033c0-10 12-17 28-17h54c15 0 29 7 29 17z">
          <text:p/>
        </draw:path>
        <draw:path draw:style-name="gr5" draw:text-style-name="P2" draw:layer="layout" svg:width="0.108cm" svg:height="0.976cm" svg:x="1.445cm" svg:y="1.76cm" svg:viewBox="0 0 109 977" svg:d="M109 977h-109v-959c0-9 12-18 28-18h54c15 0 27 9 27 18z">
          <text:p/>
        </draw:path>
        <draw:path draw:style-name="gr9" draw:text-style-name="P6" draw:layer="layout" svg:width="0.108cm" svg:height="0.976cm" svg:x="1.445cm" svg:y="1.76cm" svg:viewBox="0 0 109 977" svg:d="M109 977h-109v-959c0-9 12-18 28-18h54c15 0 27 9 27 18z">
          <text:p/>
        </draw:path>
        <draw:path draw:style-name="gr5" draw:text-style-name="P2" draw:layer="layout" svg:width="0.11cm" svg:height="1.342cm" svg:x="2.311cm" svg:y="1.394cm" svg:viewBox="0 0 111 1343" svg:d="M111 1343h-111v-1326c0-9 12-17 27-17h56c16 0 28 8 28 17z">
          <text:p/>
        </draw:path>
        <draw:path draw:style-name="gr9" draw:text-style-name="P6" draw:layer="layout" svg:width="0.11cm" svg:height="1.342cm" svg:x="2.311cm" svg:y="1.394cm" svg:viewBox="0 0 111 1343" svg:d="M111 1343h-111v-1326c0-9 12-17 27-17h56c16 0 28 8 28 17z">
          <text:p/>
        </draw:path>
        <draw:path draw:style-name="gr5" draw:text-style-name="P2" draw:layer="layout" svg:width="0.11cm" svg:height="1.556cm" svg:x="3.166cm" svg:y="1.18cm" svg:viewBox="0 0 111 1557" svg:d="M111 1557h-111v-1540c0-9 12-17 28-17h56c15 0 27 8 27 17z">
          <text:p/>
        </draw:path>
        <draw:path draw:style-name="gr9" draw:text-style-name="P6" draw:layer="layout" svg:width="0.11cm" svg:height="1.556cm" svg:x="3.166cm" svg:y="1.18cm" svg:viewBox="0 0 111 1557" svg:d="M111 1557h-111v-1540c0-9 12-17 28-17h56c15 0 27 8 27 17z">
          <text:p/>
        </draw:path>
        <draw:path draw:style-name="gr5" draw:text-style-name="P2" draw:layer="layout" svg:width="0.109cm" svg:height="1.539cm" svg:x="4.035cm" svg:y="1.197cm" svg:viewBox="0 0 110 1540" svg:d="M110 1540h-110v-1523c0-10 11-17 26-17h55c15 0 29 7 29 17z">
          <text:p/>
        </draw:path>
        <draw:path draw:style-name="gr9" draw:text-style-name="P6" draw:layer="layout" svg:width="0.109cm" svg:height="1.539cm" svg:x="4.035cm" svg:y="1.197cm" svg:viewBox="0 0 110 1540" svg:d="M110 1540h-110v-1523c0-10 11-17 26-17h55c15 0 29 7 29 17z">
          <text:p/>
        </draw:path>
        <draw:path draw:style-name="gr5" draw:text-style-name="P2" draw:layer="layout" svg:width="0.108cm" svg:height="1.564cm" svg:x="4.903cm" svg:y="1.171cm" svg:viewBox="0 0 109 1565" svg:d="M109 1565h-109v-1548c0-10 13-17 27-17h55c15 0 27 7 27 17z">
          <text:p/>
        </draw:path>
        <draw:path draw:style-name="gr9" draw:text-style-name="P6" draw:layer="layout" svg:width="0.108cm" svg:height="1.564cm" svg:x="4.903cm" svg:y="1.171cm" svg:viewBox="0 0 109 1565" svg:d="M109 1565h-109v-1548c0-10 13-17 27-17h55c15 0 27 7 27 17z">
          <text:p/>
        </draw:path>
        <draw:path draw:style-name="gr5" draw:text-style-name="P2" draw:layer="layout" svg:width="0.108cm" svg:height="1.599cm" svg:x="5.757cm" svg:y="1.137cm" svg:viewBox="0 0 109 1600" svg:d="M109 1600h-109v-1583c0-9 12-17 28-17h55c14 0 26 8 26 17z">
          <text:p/>
        </draw:path>
        <draw:path draw:style-name="gr9" draw:text-style-name="P6" draw:layer="layout" svg:width="0.108cm" svg:height="1.599cm" svg:x="5.757cm" svg:y="1.137cm" svg:viewBox="0 0 109 1600" svg:d="M109 1600h-109v-1583c0-9 12-17 28-17h55c14 0 26 8 26 17z">
          <text:p/>
        </draw:path>
        <draw:path draw:style-name="gr5" draw:text-style-name="P2" draw:layer="layout" svg:width="0.109cm" svg:height="1.736cm" svg:x="6.624cm" svg:y="0.999cm" svg:viewBox="0 0 110 1737" svg:d="M110 1737h-110v-1720c0-9 12-17 28-17h54c16 0 28 8 28 17z">
          <text:p/>
        </draw:path>
        <draw:path draw:style-name="gr9" draw:text-style-name="P6" draw:layer="layout" svg:width="0.109cm" svg:height="1.736cm" svg:x="6.624cm" svg:y="0.999cm" svg:viewBox="0 0 110 1737" svg:d="M110 1737h-110v-1720c0-9 12-17 28-17h54c16 0 28 8 28 17z">
          <text:p/>
        </draw:path>
        <draw:path draw:style-name="gr5" draw:text-style-name="P2" draw:layer="layout" svg:width="0.11cm" svg:height="1.736cm" svg:x="7.478cm" svg:y="0.999cm" svg:viewBox="0 0 111 1737" svg:d="M111 1737h-111v-1720c0-9 12-17 28-17h55c16 0 28 8 28 17z">
          <text:p/>
        </draw:path>
        <draw:path draw:style-name="gr9" draw:text-style-name="P6" draw:layer="layout" svg:width="0.11cm" svg:height="1.736cm" svg:x="7.478cm" svg:y="0.999cm" svg:viewBox="0 0 111 1737" svg:d="M111 1737h-111v-1720c0-9 12-17 28-17h55c16 0 28 8 28 17z">
          <text:p/>
        </draw:path>
        <draw:path draw:style-name="gr5" draw:text-style-name="P2" draw:layer="layout" svg:width="0.109cm" svg:height="1.736cm" svg:x="8.347cm" svg:y="0.999cm" svg:viewBox="0 0 110 1737" svg:d="M110 1737h-110v-1720c0-9 11-17 26-17h55c15 0 29 8 29 17z">
          <text:p/>
        </draw:path>
        <draw:path draw:style-name="gr9" draw:text-style-name="P6" draw:layer="layout" svg:width="0.109cm" svg:height="1.736cm" svg:x="8.347cm" svg:y="0.999cm" svg:viewBox="0 0 110 1737" svg:d="M110 1737h-110v-1720c0-9 11-17 26-17h55c15 0 29 8 29 17z">
          <text:p/>
        </draw:path>
        <draw:line draw:style-name="gr5" draw:text-style-name="P2" draw:layer="layout" svg:x1="0.678cm" svg:y1="2.56cm" svg:x2="0.759cm" svg:y2="2.56cm">
          <text:p/>
        </draw:line>
        <draw:line draw:style-name="gr5" draw:text-style-name="P2" draw:layer="layout" svg:x1="0.678cm" svg:y1="2.389cm" svg:x2="0.759cm" svg:y2="2.389cm">
          <text:p/>
        </draw:line>
        <draw:line draw:style-name="gr5" draw:text-style-name="P2" draw:layer="layout" svg:x1="0.678cm" svg:y1="2.055cm" svg:x2="0.759cm" svg:y2="2.055cm">
          <text:p/>
        </draw:line>
        <draw:line draw:style-name="gr5" draw:text-style-name="P2" draw:layer="layout" svg:x1="0.678cm" svg:y1="1.884cm" svg:x2="0.759cm" svg:y2="1.884cm">
          <text:p/>
        </draw:line>
        <draw:line draw:style-name="gr5" draw:text-style-name="P2" draw:layer="layout" svg:x1="0.678cm" svg:y1="1.543cm" svg:x2="0.759cm" svg:y2="1.543cm">
          <text:p/>
        </draw:line>
        <draw:line draw:style-name="gr5" draw:text-style-name="P2" draw:layer="layout" svg:x1="0.678cm" svg:y1="1.371cm" svg:x2="0.759cm" svg:y2="1.371cm">
          <text:p/>
        </draw:line>
        <draw:line draw:style-name="gr5" draw:text-style-name="P2" draw:layer="layout" svg:x1="0.678cm" svg:y1="1.03cm" svg:x2="0.759cm" svg:y2="1.03cm">
          <text:p/>
        </draw:line>
        <draw:line draw:style-name="gr5" draw:text-style-name="P2" draw:layer="layout" svg:x1="0.678cm" svg:y1="0.859cm" svg:x2="0.759cm" svg:y2="0.859cm">
          <text:p/>
        </draw:line>
        <draw:line draw:style-name="gr5" draw:text-style-name="P2" draw:layer="layout" svg:x1="0.637cm" svg:y1="2.73cm" svg:x2="0.801cm" svg:y2="2.73cm">
          <text:p/>
        </draw:line>
        <draw:line draw:style-name="gr5" draw:text-style-name="P2" draw:layer="layout" svg:x1="0.637cm" svg:y1="2.217cm" svg:x2="0.801cm" svg:y2="2.217cm">
          <text:p/>
        </draw:line>
        <draw:line draw:style-name="gr5" draw:text-style-name="P2" draw:layer="layout" svg:x1="0.637cm" svg:y1="1.714cm" svg:x2="0.801cm" svg:y2="1.714cm">
          <text:p/>
        </draw:line>
        <draw:line draw:style-name="gr5" draw:text-style-name="P2" draw:layer="layout" svg:x1="0.637cm" svg:y1="1.2cm" svg:x2="0.801cm" svg:y2="1.2cm">
          <text:p/>
        </draw:line>
        <draw:line draw:style-name="gr5" draw:text-style-name="P2" draw:layer="layout" svg:x1="0.637cm" svg:y1="0.687cm" svg:x2="0.801cm" svg:y2="0.687cm">
          <text:p/>
        </draw:line>
        <draw:frame draw:style-name="gr10" draw:text-style-name="P8" draw:layer="layout" svg:width="0.211cm" svg:height="0.239cm" svg:x="0.462cm" svg:y="2.676cm">
          <draw:text-box>
            <text:p text:style-name="P7"><text:span text:style-name="T1">0</text:span></text:p>
          </draw:text-box>
        </draw:frame>
        <draw:frame draw:style-name="gr10" draw:text-style-name="P8" draw:layer="layout" svg:width="0.214cm" svg:height="0.239cm" svg:x="0.367cm" svg:y="2.164cm">
          <draw:text-box>
            <text:p text:style-name="P7"><text:span text:style-name="T1">20</text:span></text:p>
          </draw:text-box>
        </draw:frame>
        <draw:frame draw:style-name="gr10" draw:text-style-name="P8" draw:layer="layout" svg:width="0.214cm" svg:height="0.239cm" svg:x="0.367cm" svg:y="1.656cm">
          <draw:text-box>
            <text:p text:style-name="P7"><text:span text:style-name="T1">40</text:span></text:p>
          </draw:text-box>
        </draw:frame>
        <draw:frame draw:style-name="gr10" draw:text-style-name="P8" draw:layer="layout" svg:width="0.214cm" svg:height="0.239cm" svg:x="0.367cm" svg:y="1.145cm">
          <draw:text-box>
            <text:p text:style-name="P7"><text:span text:style-name="T1">60</text:span></text:p>
          </draw:text-box>
        </draw:frame>
        <draw:frame draw:style-name="gr10" draw:text-style-name="P8" draw:layer="layout" svg:width="0.214cm" svg:height="0.239cm" svg:x="0.367cm" svg:y="0.637cm">
          <draw:text-box>
            <text:p text:style-name="P7"><text:span text:style-name="T1">80</text:span></text:p>
          </draw:text-box>
        </draw:frame>
        <draw:frame draw:style-name="gr10" draw:text-style-name="P8" draw:layer="layout" svg:width="0.211cm" svg:height="0.239cm" draw:transform="rotate (0.783652834145454) translate (0.569cm 3.563cm)">
          <draw:text-box>
            <text:p text:style-name="P7"><text:span text:style-name="T1">L</text:span></text:p>
          </draw:text-box>
        </draw:frame>
        <draw:frame draw:style-name="gr10" draw:text-style-name="P8" draw:layer="layout" svg:width="0.211cm" svg:height="0.239cm" draw:transform="rotate (0.783652834145454) translate (0.661cm 3.471cm)">
          <draw:text-box>
            <text:p text:style-name="P7"><text:span text:style-name="T1">o</text:span></text:p>
          </draw:text-box>
        </draw:frame>
        <draw:frame draw:style-name="gr10" draw:text-style-name="P8" draw:layer="layout" svg:width="0.211cm" svg:height="0.239cm" draw:transform="rotate (0.783652834145454) translate (0.735cm 3.397cm)">
          <draw:text-box>
            <text:p text:style-name="P7"><text:span text:style-name="T1">g</text:span></text:p>
          </draw:text-box>
        </draw:frame>
        <draw:frame draw:style-name="gr10" draw:text-style-name="P8" draw:layer="layout" svg:width="0.211cm" svg:height="0.239cm" draw:transform="rotate (0.783652834145454) translate (0.812cm 3.32cm)">
          <draw:text-box>
            <text:p text:style-name="P7"><text:span text:style-name="T1">a</text:span></text:p>
          </draw:text-box>
        </draw:frame>
        <draw:frame draw:style-name="gr10" draw:text-style-name="P8" draw:layer="layout" svg:width="0.211cm" svg:height="0.239cm" draw:transform="rotate (0.783652834145454) translate (0.876cm 3.256cm)">
          <draw:text-box>
            <text:p text:style-name="P7"><text:span text:style-name="T1">r</text:span></text:p>
          </draw:text-box>
        </draw:frame>
        <draw:frame draw:style-name="gr10" draw:text-style-name="P8" draw:layer="layout" svg:width="0.211cm" svg:height="0.239cm" draw:transform="rotate (0.783652834145454) translate (0.929cm 3.207cm)">
          <draw:text-box>
            <text:p text:style-name="P7"><text:span text:style-name="T1">i</text:span></text:p>
          </draw:text-box>
        </draw:frame>
        <draw:frame draw:style-name="gr10" draw:text-style-name="P8" draw:layer="layout" svg:width="0.211cm" svg:height="0.239cm" draw:transform="rotate (0.783652834145454) translate (0.971cm 3.164cm)">
          <draw:text-box>
            <text:p text:style-name="P7"><text:span text:style-name="T1">t</text:span></text:p>
          </draw:text-box>
        </draw:frame>
        <draw:frame draw:style-name="gr10" draw:text-style-name="P8" draw:layer="layout" svg:width="0.211cm" svg:height="0.239cm" draw:transform="rotate (0.783652834145454) translate (1.014cm 3.122cm)">
          <draw:text-box>
            <text:p text:style-name="P7"><text:span text:style-name="T1">h</text:span></text:p>
          </draw:text-box>
        </draw:frame>
        <draw:frame draw:style-name="gr10" draw:text-style-name="P8" draw:layer="layout" svg:width="0.211cm" svg:height="0.239cm" draw:transform="rotate (0.783652834145454) translate (1.088cm 3.048cm)">
          <draw:text-box>
            <text:p text:style-name="P7"><text:span text:style-name="T1">m</text:span></text:p>
          </draw:text-box>
        </draw:frame>
        <draw:frame draw:style-name="gr10" draw:text-style-name="P8" draw:layer="layout" svg:width="0.211cm" svg:height="0.239cm" draw:transform="rotate (0.783652834145454) translate (1.204cm 2.932cm)">
          <draw:text-box>
            <text:p text:style-name="P7"><text:span text:style-name="T1">i</text:span></text:p>
          </draw:text-box>
        </draw:frame>
        <draw:frame draw:style-name="gr10" draw:text-style-name="P8" draw:layer="layout" svg:width="0.211cm" svg:height="0.239cm" draw:transform="rotate (0.783652834145454) translate (1.246cm 2.889cm)">
          <draw:text-box>
            <text:p text:style-name="P7"><text:span text:style-name="T1">c</text:span></text:p>
          </draw:text-box>
        </draw:frame>
        <draw:frame draw:style-name="gr10" draw:text-style-name="P8" draw:layer="layout" svg:width="0.211cm" svg:height="0.239cm" draw:transform="rotate (0.785398163397448) translate (1.436cm 3.528cm)">
          <draw:text-box>
            <text:p text:style-name="P7"><text:span text:style-name="T1">S</text:span></text:p>
          </draw:text-box>
        </draw:frame>
        <draw:frame draw:style-name="gr10" draw:text-style-name="P8" draw:layer="layout" svg:width="0.211cm" svg:height="0.239cm" draw:transform="rotate (0.785398163397448) translate (1.521cm 3.443cm)">
          <draw:text-box>
            <text:p text:style-name="P7"><text:span text:style-name="T1">1</text:span></text:p>
          </draw:text-box>
        </draw:frame>
        <draw:frame draw:style-name="gr10" draw:text-style-name="P8" draw:layer="layout" svg:width="0.211cm" svg:height="0.239cm" draw:transform="rotate (0.785398163397448) translate (1.595cm 3.369cm)">
          <draw:text-box>
            <text:p text:style-name="P7"><text:span text:style-name="T1">-E</text:span></text:p>
          </draw:text-box>
        </draw:frame>
        <draw:frame draw:style-name="gr10" draw:text-style-name="P8" draw:layer="layout" svg:width="0.211cm" svg:height="0.239cm" draw:transform="rotate (0.785398163397448) translate (1.739cm 3.224cm)">
          <draw:text-box>
            <text:p text:style-name="P7"><text:span text:style-name="T1">5</text:span></text:p>
          </draw:text-box>
        </draw:frame>
        <draw:frame draw:style-name="gr10" draw:text-style-name="P8" draw:layer="layout" svg:width="0.26cm" svg:height="0.239cm" draw:transform="rotate (0.785398163397448) translate (1.81cm 3.154cm)">
          <draw:text-box>
            <text:p text:style-name="P7"><text:span text:style-name="T1">-M</text:span></text:p>
          </draw:text-box>
        </draw:frame>
        <draw:frame draw:style-name="gr10" draw:text-style-name="P8" draw:layer="layout" svg:width="0.211cm" svg:height="0.239cm" draw:transform="rotate (0.785398163397448) translate (1.997cm 2.967cm)">
          <draw:text-box>
            <text:p text:style-name="P7"><text:span text:style-name="T1">1</text:span></text:p>
          </draw:text-box>
        </draw:frame>
        <draw:frame draw:style-name="gr10" draw:text-style-name="P8" draw:layer="layout" svg:width="0.211cm" svg:height="0.239cm" draw:transform="rotate (0.783652834145454) translate (2.269cm 3.528cm)">
          <draw:text-box>
            <text:p text:style-name="P7"><text:span text:style-name="T1">S</text:span></text:p>
          </draw:text-box>
        </draw:frame>
        <draw:frame draw:style-name="gr10" draw:text-style-name="P8" draw:layer="layout" svg:width="0.211cm" svg:height="0.239cm" draw:transform="rotate (0.783652834145454) translate (2.354cm 3.447cm)">
          <draw:text-box>
            <text:p text:style-name="P7"><text:span text:style-name="T1">1</text:span></text:p>
          </draw:text-box>
        </draw:frame>
        <draw:frame draw:style-name="gr10" draw:text-style-name="P8" draw:layer="layout" svg:width="0.211cm" svg:height="0.239cm" draw:transform="rotate (0.783652834145454) translate (2.428cm 3.369cm)">
          <draw:text-box>
            <text:p text:style-name="P7"><text:span text:style-name="T1">-</text:span></text:p>
          </draw:text-box>
        </draw:frame>
        <draw:frame draw:style-name="gr10" draw:text-style-name="P8" draw:layer="layout" svg:width="0.211cm" svg:height="0.239cm" draw:transform="rotate (0.783652834145454) translate (2.478cm 3.32cm)">
          <draw:text-box>
            <text:p text:style-name="P7"><text:span text:style-name="T1">E</text:span></text:p>
          </draw:text-box>
        </draw:frame>
        <draw:frame draw:style-name="gr10" draw:text-style-name="P8" draw:layer="layout" svg:width="0.211cm" svg:height="0.239cm" draw:transform="rotate (0.783652834145454) translate (2.569cm 3.228cm)">
          <draw:text-box>
            <text:p text:style-name="P7"><text:span text:style-name="T1">5</text:span></text:p>
          </draw:text-box>
        </draw:frame>
        <draw:frame draw:style-name="gr10" draw:text-style-name="P8" draw:layer="layout" svg:width="0.211cm" svg:height="0.239cm" draw:transform="rotate (0.783652834145454) translate (2.643cm 3.154cm)">
          <draw:text-box>
            <text:p text:style-name="P7"><text:span text:style-name="T1">-</text:span></text:p>
          </draw:text-box>
        </draw:frame>
        <draw:frame draw:style-name="gr10" draw:text-style-name="P8" draw:layer="layout" svg:width="0.211cm" svg:height="0.239cm" draw:transform="rotate (0.783652834145454) translate (2.696cm 3.101cm)">
          <draw:text-box>
            <text:p text:style-name="P7"><text:span text:style-name="T1">M</text:span></text:p>
          </draw:text-box>
        </draw:frame>
        <draw:frame draw:style-name="gr10" draw:text-style-name="P8" draw:layer="layout" svg:width="0.211cm" svg:height="0.239cm" draw:transform="rotate (0.783652834145454) translate (2.83cm 2.97cm)">
          <draw:text-box>
            <text:p text:style-name="P7"><text:span text:style-name="T1">2</text:span></text:p>
          </draw:text-box>
        </draw:frame>
        <draw:frame draw:style-name="gr10" draw:text-style-name="P8" draw:layer="layout" svg:width="0.211cm" svg:height="0.239cm" draw:transform="rotate (0.785398163397448) translate (3.101cm 3.528cm)">
          <draw:text-box>
            <text:p text:style-name="P7"><text:span text:style-name="T1">S</text:span></text:p>
          </draw:text-box>
        </draw:frame>
        <draw:frame draw:style-name="gr10" draw:text-style-name="P8" draw:layer="layout" svg:width="0.211cm" svg:height="0.239cm" draw:transform="rotate (0.785398163397448) translate (3.186cm 3.443cm)">
          <draw:text-box>
            <text:p text:style-name="P7"><text:span text:style-name="T1">1</text:span></text:p>
          </draw:text-box>
        </draw:frame>
        <draw:frame draw:style-name="gr10" draw:text-style-name="P8" draw:layer="layout" svg:width="0.311cm" svg:height="0.239cm" draw:transform="rotate (0.785398163397448) translate (3.26cm 3.369cm)">
          <draw:text-box>
            <text:p text:style-name="P7"><text:span text:style-name="T1">-</text:span><text:span text:style-name="T1">E</text:span><text:span text:style-name="T1">5</text:span></text:p>
          </draw:text-box>
        </draw:frame>
        <draw:frame draw:style-name="gr10" draw:text-style-name="P8" draw:layer="layout" svg:width="0.211cm" svg:height="0.239cm" draw:transform="rotate (0.785398163397448) translate (3.475cm 3.154cm)">
          <draw:text-box>
            <text:p text:style-name="P7"><text:span text:style-name="T1">-</text:span></text:p>
          </draw:text-box>
        </draw:frame>
        <draw:frame draw:style-name="gr10" draw:text-style-name="P8" draw:layer="layout" svg:width="0.211cm" svg:height="0.239cm" draw:transform="rotate (0.785398163397448) translate (3.528cm 3.101cm)">
          <draw:text-box>
            <text:p text:style-name="P7"><text:span text:style-name="T1">M</text:span></text:p>
          </draw:text-box>
        </draw:frame>
        <draw:frame draw:style-name="gr10" draw:text-style-name="P8" draw:layer="layout" svg:width="0.211cm" svg:height="0.239cm" draw:transform="rotate (0.785398163397448) translate (3.662cm 2.967cm)">
          <draw:text-box>
            <text:p text:style-name="P7"><text:span text:style-name="T1">3</text:span></text:p>
          </draw:text-box>
        </draw:frame>
        <draw:frame draw:style-name="gr10" draw:text-style-name="P8" draw:layer="layout" svg:width="0.211cm" svg:height="0.239cm" draw:transform="rotate (0.785398163397448) translate (3.934cm 3.528cm)">
          <draw:text-box>
            <text:p text:style-name="P7"><text:span text:style-name="T1">S</text:span></text:p>
          </draw:text-box>
        </draw:frame>
        <draw:frame draw:style-name="gr10" draw:text-style-name="P8" draw:layer="layout" svg:width="0.211cm" svg:height="0.239cm" draw:transform="rotate (0.785398163397448) translate (4.018cm 3.443cm)">
          <draw:text-box>
            <text:p text:style-name="P7"><text:span text:style-name="T1">1</text:span></text:p>
          </draw:text-box>
        </draw:frame>
        <draw:frame draw:style-name="gr10" draw:text-style-name="P8" draw:layer="layout" svg:width="0.211cm" svg:height="0.239cm" draw:transform="rotate (0.785398163397448) translate (4.092cm 3.369cm)">
          <draw:text-box>
            <text:p text:style-name="P7"><text:span text:style-name="T1">-</text:span></text:p>
          </draw:text-box>
        </draw:frame>
        <draw:frame draw:style-name="gr10" draw:text-style-name="P8" draw:layer="layout" svg:width="0.211cm" svg:height="0.239cm" draw:transform="rotate (0.785398163397448) translate (4.142cm 3.32cm)">
          <draw:text-box>
            <text:p text:style-name="P7"><text:span text:style-name="T1">E</text:span></text:p>
          </draw:text-box>
        </draw:frame>
        <draw:frame draw:style-name="gr10" draw:text-style-name="P8" draw:layer="layout" svg:width="0.366cm" svg:height="0.239cm" draw:transform="rotate (0.785398163397448) translate (4.233cm 3.228cm)">
          <draw:text-box>
            <text:p text:style-name="P7"><text:span text:style-name="T1">5-M</text:span></text:p>
          </draw:text-box>
        </draw:frame>
        <draw:frame draw:style-name="gr10" draw:text-style-name="P8" draw:layer="layout" svg:width="0.211cm" svg:height="0.239cm" draw:transform="rotate (0.785398163397448) translate (4.494cm 2.967cm)">
          <draw:text-box>
            <text:p text:style-name="P7"><text:span text:style-name="T1">4</text:span></text:p>
          </draw:text-box>
        </draw:frame>
        <draw:frame draw:style-name="gr10" draw:text-style-name="P8" draw:layer="layout" svg:width="0.438cm" svg:height="0.239cm" draw:transform="rotate (0.785398163397448) translate (4.953cm 3.341cm)">
          <draw:text-box>
            <text:p text:style-name="P7"><text:span text:style-name="T1">Float</text:span></text:p>
          </draw:text-box>
        </draw:frame>
        <draw:frame draw:style-name="gr10" draw:text-style-name="P8" draw:layer="layout" svg:width="0.211cm" svg:height="0.239cm" draw:transform="rotate (0.785398163397448) translate (5.26cm 3.034cm)">
          <draw:text-box>
            <text:p text:style-name="P7"><text:span text:style-name="T1">1</text:span></text:p>
          </draw:text-box>
        </draw:frame>
        <draw:frame draw:style-name="gr10" draw:text-style-name="P8" draw:layer="layout" svg:width="0.211cm" svg:height="0.239cm" draw:transform="rotate (0.785398163397448) translate (5.334cm 2.96cm)">
          <draw:text-box>
            <text:p text:style-name="P7"><text:span text:style-name="T1">6</text:span></text:p>
          </draw:text-box>
        </draw:frame>
        <draw:frame draw:style-name="gr10" draw:text-style-name="P8" draw:layer="layout" svg:width="0.211cm" svg:height="0.239cm" draw:transform="rotate (0.783652834145454) translate (5.713cm 3.415cm)">
          <draw:text-box>
            <text:p text:style-name="P7"><text:span text:style-name="T1">B</text:span></text:p>
          </draw:text-box>
        </draw:frame>
        <draw:frame draw:style-name="gr10" draw:text-style-name="P8" draw:layer="layout" svg:width="0.211cm" svg:height="0.239cm" draw:transform="rotate (0.783652834145454) translate (5.811cm 3.316cm)">
          <draw:text-box>
            <text:p text:style-name="P7"><text:span text:style-name="T1">F</text:span></text:p>
          </draw:text-box>
        </draw:frame>
        <draw:frame draw:style-name="gr10" draw:text-style-name="P8" draw:layer="layout" svg:width="0.211cm" svg:height="0.239cm" draw:transform="rotate (0.783652834145454) translate (5.892cm 3.235cm)">
          <draw:text-box>
            <text:p text:style-name="P7"><text:span text:style-name="T1">l</text:span></text:p>
          </draw:text-box>
        </draw:frame>
        <draw:frame draw:style-name="gr10" draw:text-style-name="P8" draw:layer="layout" svg:width="0.211cm" svg:height="0.239cm" draw:transform="rotate (0.783652834145454) translate (5.935cm 3.193cm)">
          <draw:text-box>
            <text:p text:style-name="P7"><text:span text:style-name="T1">o</text:span></text:p>
          </draw:text-box>
        </draw:frame>
        <draw:frame draw:style-name="gr10" draw:text-style-name="P8" draw:layer="layout" svg:width="0.211cm" svg:height="0.239cm" draw:transform="rotate (0.783652834145454) translate (6.012cm 3.119cm)">
          <draw:text-box>
            <text:p text:style-name="P7"><text:span text:style-name="T1">a</text:span></text:p>
          </draw:text-box>
        </draw:frame>
        <draw:frame draw:style-name="gr10" draw:text-style-name="P8" draw:layer="layout" svg:width="0.211cm" svg:height="0.239cm" draw:transform="rotate (0.783652834145454) translate (6.076cm 3.052cm)">
          <draw:text-box>
            <text:p text:style-name="P7"><text:span text:style-name="T1">t</text:span></text:p>
          </draw:text-box>
        </draw:frame>
        <draw:frame draw:style-name="gr10" draw:text-style-name="P8" draw:layer="layout" svg:width="0.211cm" svg:height="0.239cm" draw:transform="rotate (0.783652834145454) translate (6.118cm 3.009cm)">
          <draw:text-box>
            <text:p text:style-name="P7"><text:span text:style-name="T1">1</text:span></text:p>
          </draw:text-box>
        </draw:frame>
        <draw:frame draw:style-name="gr10" draw:text-style-name="P8" draw:layer="layout" svg:width="0.211cm" svg:height="0.239cm" draw:transform="rotate (0.783652834145454) translate (6.192cm 2.935cm)">
          <draw:text-box>
            <text:p text:style-name="P7"><text:span text:style-name="T1">6</text:span></text:p>
          </draw:text-box>
        </draw:frame>
        <draw:frame draw:style-name="gr10" draw:text-style-name="P8" draw:layer="layout" svg:width="0.211cm" svg:height="0.239cm" draw:transform="rotate (0.785398163397448) translate (6.361cm 3.602cm)">
          <draw:text-box>
            <text:p text:style-name="P7"><text:span text:style-name="T1">T</text:span></text:p>
          </draw:text-box>
        </draw:frame>
        <draw:frame draw:style-name="gr10" draw:text-style-name="P8" draw:layer="layout" svg:width="0.211cm" svg:height="0.239cm" draw:transform="rotate (0.785398163397448) translate (6.452cm 3.51cm)">
          <draw:text-box>
            <text:p text:style-name="P7"><text:span text:style-name="T1">e</text:span></text:p>
          </draw:text-box>
        </draw:frame>
        <draw:frame draw:style-name="gr10" draw:text-style-name="P8" draw:layer="layout" svg:width="0.211cm" svg:height="0.239cm" draw:transform="rotate (0.785398163397448) translate (6.516cm 3.447cm)">
          <draw:text-box>
            <text:p text:style-name="P7"><text:span text:style-name="T1">ns</text:span></text:p>
          </draw:text-box>
        </draw:frame>
        <draw:frame draw:style-name="gr10" draw:text-style-name="P8" draw:layer="layout" svg:width="0.211cm" svg:height="0.239cm" draw:transform="rotate (0.785398163397448) translate (6.65cm 3.313cm)">
          <draw:text-box>
            <text:p text:style-name="P7"><text:span text:style-name="T1">o</text:span></text:p>
          </draw:text-box>
        </draw:frame>
        <draw:frame draw:style-name="gr10" draw:text-style-name="P8" draw:layer="layout" svg:width="0.211cm" svg:height="0.239cm" draw:transform="rotate (0.785398163397448) translate (6.724cm 3.239cm)">
          <draw:text-box>
            <text:p text:style-name="P7"><text:span text:style-name="T1">r</text:span></text:p>
          </draw:text-box>
        </draw:frame>
        <draw:frame draw:style-name="gr10" draw:text-style-name="P8" draw:layer="layout" svg:width="0.211cm" svg:height="0.239cm" draw:transform="rotate (0.785398163397448) translate (6.773cm 3.189cm)">
          <draw:text-box>
            <text:p text:style-name="P7"><text:span text:style-name="T1"><text:s/></text:span><text:span text:style-name="T1">F</text:span></text:p>
          </draw:text-box>
        </draw:frame>
        <draw:frame draw:style-name="gr10" draw:text-style-name="P8" draw:layer="layout" svg:width="0.211cm" svg:height="0.239cm" draw:transform="rotate (0.785398163397448) translate (6.897cm 3.066cm)">
          <draw:text-box>
            <text:p text:style-name="P7"><text:span text:style-name="T1">l</text:span></text:p>
          </draw:text-box>
        </draw:frame>
        <draw:path draw:style-name="gr11" draw:text-style-name="P3" draw:layer="layout" svg:width="0.162cm" svg:height="0.102cm" svg:x="0.346cm" svg:y="0.415cm" svg:viewBox="0 0 163 103" svg:d="M0 8c0-5 6-8 12-8h139c6 0 12 3 12 8v86c0 5-6 9-12 9h-139c-6 0-12-4-12-9z">
          <text:p/>
        </draw:path>
        <draw:frame draw:style-name="gr10" draw:text-style-name="P8" draw:layer="layout" svg:width="0.26cm" svg:height="0.239cm" draw:transform="rotate (0.785398163397448) translate (6.939cm 3.023cm)">
          <draw:text-box>
            <text:p text:style-name="P7"><text:span text:style-name="T1">oat</text:span></text:p>
          </draw:text-box>
        </draw:frame>
        <draw:path draw:style-name="gr12" draw:text-style-name="P4" draw:layer="layout" svg:width="0.162cm" svg:height="0.102cm" svg:x="2.516cm" svg:y="0.415cm" svg:viewBox="0 0 163 103" svg:d="M0 8c0-5 6-8 12-8h138c6 0 13 3 13 8v86c0 5-7 9-13 9h-138c-6 0-12-4-12-9z">
          <text:p/>
        </draw:path>
        <draw:frame draw:style-name="gr10" draw:text-style-name="P8" draw:layer="layout" svg:width="0.65cm" svg:height="0.239cm" svg:x="7.839cm" svg:y="2.877cm">
          <draw:text-box>
            <text:p text:style-name="P7"><text:span text:style-name="T1">Float32</text:span></text:p>
          </draw:text-box>
        </draw:frame>
        <draw:frame draw:style-name="gr10" draw:text-style-name="P8" draw:layer="layout" svg:width="0.76cm" svg:height="0.239cm" svg:x="0.617cm" svg:y="0.111cm">
          <draw:text-box>
            <text:p text:style-name="P7"><text:span text:style-name="T2">Model A</text:span></text:p>
          </draw:text-box>
        </draw:frame>
        <draw:path draw:style-name="gr8" draw:text-style-name="P5" draw:layer="layout" svg:width="0.162cm" svg:height="0.102cm" svg:x="4.699cm" svg:y="0.415cm" svg:viewBox="0 0 163 103" svg:d="M0 8c0-5 5-8 14-8h137c6 0 12 3 12 8v86c0 5-6 9-12 9h-137c-9 0-14-4-14-9z">
          <text:p/>
        </draw:path>
        <draw:frame draw:style-name="gr10" draw:text-style-name="P8" draw:layer="layout" svg:width="1.285cm" svg:height="0.239cm" svg:x="0.617cm" svg:y="0.347cm">
          <draw:text-box>
            <text:p text:style-name="P7"><text:span text:style-name="T2">(bit truncation)</text:span></text:p>
          </draw:text-box>
        </draw:frame>
        <draw:frame draw:style-name="gr10" draw:text-style-name="P8" draw:layer="layout" svg:width="0.747cm" svg:height="0.239cm" svg:x="2.787cm" svg:y="0.111cm">
          <draw:text-box>
            <text:p text:style-name="P7"><text:span text:style-name="T2">Model B</text:span></text:p>
          </draw:text-box>
        </draw:frame>
        <draw:path draw:style-name="gr13" draw:text-style-name="P6" draw:layer="layout" svg:width="0.164cm" svg:height="0.102cm" svg:x="6.8cm" svg:y="0.415cm" svg:viewBox="0 0 165 103" svg:d="M0 8c0-5 6-8 14-8h137c8 0 14 3 14 8v86c0 5-6 9-14 9h-137c-8 0-14-4-14-9z">
          <text:p/>
        </draw:path>
        <draw:frame draw:style-name="gr10" draw:text-style-name="P8" draw:layer="layout" svg:width="1.285cm" svg:height="0.239cm" svg:x="2.787cm" svg:y="0.347cm">
          <draw:text-box>
            <text:p text:style-name="P7"><text:span text:style-name="T2">(bit truncation)</text:span></text:p>
          </draw:text-box>
        </draw:frame>
        <draw:frame draw:style-name="gr10" draw:text-style-name="P8" draw:layer="layout" svg:width="0.76cm" svg:height="0.239cm" svg:x="4.971cm" svg:y="0.111cm">
          <draw:text-box>
            <text:p text:style-name="P7"><text:span text:style-name="T2">M</text:span><text:span text:style-name="T2">o</text:span><text:span text:style-name="T2">d</text:span><text:span text:style-name="T2">e</text:span><text:span text:style-name="T2">l </text:span><text:span text:style-name="T2">A</text:span></text:p>
          </draw:text-box>
        </draw:frame>
        <draw:frame draw:style-name="gr10" draw:text-style-name="P8" draw:layer="layout" svg:width="1.192cm" svg:height="0.239cm" svg:x="4.971cm" svg:y="0.347cm">
          <draw:text-box>
            <text:p text:style-name="P7"><text:span text:style-name="T2">(</text:span><text:span text:style-name="T2">b</text:span><text:span text:style-name="T2">it </text:span><text:span text:style-name="T2">r</text:span><text:span text:style-name="T2">o</text:span><text:span text:style-name="T2">u</text:span><text:span text:style-name="T2">n</text:span><text:span text:style-name="T2">d</text:span><text:span text:style-name="T2">i</text:span><text:span text:style-name="T2">n</text:span><text:span text:style-name="T2">g</text:span><text:span text:style-name="T2">)</text:span></text:p>
          </draw:text-box>
        </draw:frame>
        <draw:frame draw:style-name="gr10" draw:text-style-name="P8" draw:layer="layout" svg:width="0.747cm" svg:height="0.239cm" svg:x="7.073cm" svg:y="0.111cm">
          <draw:text-box>
            <text:p text:style-name="P7"><text:span text:style-name="T2">M</text:span><text:span text:style-name="T2">od</text:span><text:span text:style-name="T2">el </text:span><text:span text:style-name="T2">B</text:span></text:p>
          </draw:text-box>
        </draw:frame>
        <draw:frame draw:style-name="gr10" draw:text-style-name="P8" draw:layer="layout" svg:width="1.192cm" svg:height="0.239cm" svg:x="7.073cm" svg:y="0.347cm">
          <draw:text-box>
            <text:p text:style-name="P7"><text:span text:style-name="T2">(b</text:span><text:span text:style-name="T2">it </text:span><text:span text:style-name="T2">ro</text:span><text:span text:style-name="T2">un</text:span><text:span text:style-name="T2">di</text:span><text:span text:style-name="T2">ng</text:span><text:span text:style-name="T2">)</text:span></text:p>
          </draw:text-box>
        </draw:frame>
        <draw:frame draw:style-name="gr10" draw:text-style-name="P8" draw:layer="layout" svg:width="0.806cm" svg:height="0.239cm" svg:x="7.8cm" svg:y="3.177cm">
          <draw:text-box>
            <text:p text:style-name="P7"><text:span text:style-name="T3">B</text:span><text:span text:style-name="T3">as</text:span><text:span text:style-name="T3">eli</text:span><text:span text:style-name="T3">ne </text:span></text:p>
          </draw:text-box>
        </draw:frame>
        <draw:frame draw:style-name="gr10" draw:text-style-name="P8" draw:layer="layout" svg:width="0.811cm" svg:height="0.239cm" svg:x="7.8cm" svg:y="3.416cm">
          <draw:text-box>
            <text:p text:style-name="P7"><text:span text:style-name="T3">ac</text:span><text:span text:style-name="T3">cu</text:span><text:span text:style-name="T3">ra</text:span><text:span text:style-name="T3">cy</text:span></text:p>
          </draw:text-box>
        </draw:frame>
        <draw:frame draw:style-name="gr10" draw:text-style-name="P8" draw:layer="layout" svg:width="1.187cm" svg:height="0.239cm" draw:transform="rotate (1.5707963267949) translate (-0.044cm 2.311cm)">
          <draw:text-box>
            <text:p text:style-name="P7"><text:span text:style-name="T1">A</text:span><text:span text:style-name="T1">c</text:span><text:span text:style-name="T1">c</text:span><text:span text:style-name="T1">u</text:span><text:span text:style-name="T1">r</text:span><text:span text:style-name="T1">a</text:span><text:span text:style-name="T1">c</text:span><text:span text:style-name="T1">y </text:span><text:span text:style-name="T1">(</text:span><text:span text:style-name="T1">%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19T18:12:12.010975372</dc:date>
    <meta:editing-duration>PT19S</meta:editing-duration>
    <meta:editing-cycles>1</meta:editing-cycles>
    <meta:document-statistic meta:object-count="177"/>
    <meta:generator>LibreOffice/6.2.8.2$Linux_X86_64 LibreOffice_project/20$Build-2</meta:generator>
  </office:meta>
</office:document-meta>
</file>